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25-02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24-02-22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3304" calcext:value-type="float">
            <text:p>113.3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23-02-1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22-02-16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20-02-0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7392" calcext:value-type="float">
            <text:p>114.0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9-02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8-02-0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7-02-0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5-02-0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3-02-25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2-02-2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1-02-1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10-02-2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09-02-2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08-02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07-02-20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06-02-21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2005-02-23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972" calcext:value-type="float">
            <text:p>100.6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90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84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83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7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7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7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6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5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5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4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2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1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1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70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4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9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8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7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7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7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7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6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6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5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5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5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4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4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3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3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3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2974</text:p>
          </table:table-cell>
          <table:table-cell office:value-type="string" calcext:value-type="string">
            <text:p>1962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1" meta:object-count="0"/>
    <meta:user-defined meta:name="AppVersion">3.0</meta:user-defined>
  </office:meta>
</office:document-meta>
</file>